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middle"/>
    </style:style>
    <style:style style:name="ce6" style:family="table-cell" style:parent-style-name="Default" style:data-style-name="N36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9" style:family="table-cell" style:parent-style-name="Default" style:data-style-name="N37">
      <style:table-cell-properties fo:border-top="thin solid #000000" fo:border-bottom="2pt solid #000000" fo:border-left="2pt solid #000000" fo:border-right="thin solid #000000" style:vertical-align="middle"/>
    </style:style>
    <style:style style:name="ce1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37"/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middl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89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Controle das atividades realizadas no mês de Setemb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Término</text:p>
          </table:table-cell>
          <table:table-cell office:value-type="string" table:style-name="ce3">
            <text:p>Ações realizadas</text:p>
          </table:table-cell>
          <table:table-cell office:value-type="string" table:style-name="ce4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5">
            <text:p>14/09/2011</text:p>
          </table:table-cell>
          <table:table-cell office:value-type="time" office:time-value="PT10H0M0.000S" table:style-name="ce6">
            <text:p>10:00</text:p>
          </table:table-cell>
          <table:table-cell office:value-type="time" office:time-value="PT10H30M0.000S" table:style-name="ce6">
            <text:p>10:30</text:p>
          </table:table-cell>
          <table:table-cell office:value-type="string" table:style-name="ce7">
            <text:p>Estudo sobre UML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5">
            <text:p>15/09/2011</text:p>
          </table:table-cell>
          <table:table-cell office:value-type="time" office:time-value="PT12H40M0.000S" table:style-name="ce6">
            <text:p>12:40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7">
            <text:p>Escrita do relatória da reunião do dia 10/09/2011</text:p>
          </table:table-cell>
          <table:table-cell office:value-type="time" office:time-value="PT0H20M0.000S" table:style-name="ce8">
            <text:p>00:2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2H50M0.000S" table:style-name="ce6">
            <text:p>22:50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Leitura do arquivo "03Template_Termo_Abertura_1.0.doc"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3H0M0.000S" table:style-name="ce6">
            <text:p>23:00</text:p>
          </table:table-cell>
          <table:table-cell office:value-type="time" office:time-value="PT23H30M0.000S" table:style-name="ce6">
            <text:p>23:30</text:p>
          </table:table-cell>
          <table:table-cell office:value-type="string" table:style-name="ce7">
            <text:p>Formulação do diagrama de Caso de Uso<text:s/>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8T00:00:00" table:style-name="ce5">
            <text:p>18/09/2011</text:p>
          </table:table-cell>
          <table:table-cell office:value-type="time" office:time-value="PT0H15M0.000S" table:style-name="ce6">
            <text:p>00:15</text:p>
          </table:table-cell>
          <table:table-cell office:value-type="time" office:time-value="PT0H25M0.000S" table:style-name="ce6">
            <text:p>00:25</text:p>
          </table:table-cell>
          <table:table-cell office:value-type="string" table:style-name="ce7">
            <text:p>Reformulação do relatório da reunião do dia 10/09/2011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29T00:00:00" table:style-name="ce5">
            <text:p>29/09/2011</text:p>
          </table:table-cell>
          <table:table-cell office:value-type="time" office:time-value="PT9H54M0.000S" table:style-name="ce6">
            <text:p>09:54</text:p>
          </table:table-cell>
          <table:table-cell office:value-type="time" office:time-value="PT10H25M0.000S" table:style-name="ce6">
            <text:p>10:25</text:p>
          </table:table-cell>
          <table:table-cell office:value-type="string" table:style-name="ce7">
            <text:p>Formulação dos Requisitos de Permissão</text:p>
          </table:table-cell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2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3">
          <table:table-cell table:style-name="ce9"/>
          <table:table-cell table:number-columns-repeated="2" table:style-name="ce10"/>
          <table:table-cell table:style-name="ce11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1" table:style-name="ro2">
          <table:table-cell table:style-name="ce12"/>
          <table:table-cell table:number-columns-repeated="2" table:style-name="ce13"/>
          <table:table-cell table:style-name="ce1"/>
          <table:table-cell table:style-name="ce14"/>
          <table:table-cell table:number-columns-repeated="16379"/>
        </table:table-row>
        <table:table-row table:number-rows-repeated="57" table:style-name="ro2">
          <table:table-cell table:number-columns-repeated="4"/>
          <table:table-cell table:style-name="ce14"/>
          <table:table-cell table:number-columns-repeated="16379"/>
        </table:table-row>
        <table:table-row table:number-rows-repeated="65446"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983040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9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rnando</meta:initial-creator>
    <dc:creator>ADM</dc:creator>
    <meta:creation-date>2009-04-16T11:32:48Z</meta:creation-date>
    <dc:date>2011-09-29T15:17:03Z</dc:date>
    <meta:editing-cycles>22</meta:editing-cycles>
    <meta:editing-duration>PT163036S</meta:editing-duration>
    <meta:user-defined meta:name="Info 1"/>
    <meta:user-defined meta:name="Info 2"/>
    <meta:user-defined meta:name="Info 3"/>
    <meta:user-defined meta:name="Info 4"/>
  </office:meta>
</office:document-meta>
</file>